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 style:master-page-name="">
      <style:table-properties style:width="25.7cm" style:page-number="auto" table:align="margins" fo:background-color="transparent">
        <style:background-image/>
      </style:table-properties>
    </style:style>
    <style:style style:name="Tableau12.A" style:family="table-column">
      <style:table-column-properties style:column-width="0.268cm" style:rel-column-width="151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Standard" style:master-page-name="Landscape">
      <style:paragraph-properties style:page-number="auto"/>
      <style:text-properties officeooo:paragraph-rsid="003e86bf"/>
    </style:style>
    <style:style style:name="P23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a5ca" officeooo:paragraph-rsid="0049a5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ff5" officeooo:paragraph-rsid="004a8f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a5ca" officeooo:paragraph-rsid="0049a5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18d1" officeooo:paragraph-rsid="004a18d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49a5ca" fo:background-color="transparent" loext:char-shading-value="0"/>
    </style:style>
    <style:style style:name="T12" style:family="text">
      <style:text-properties officeooo:rsid="00219b0e"/>
    </style:style>
    <style:style style:name="T13" style:family="text">
      <style:text-properties style:use-window-font-color="true" fo:background-color="transparent" loext:char-shading-value="0"/>
    </style:style>
    <style:style style:name="T14" style:family="text">
      <style:text-properties style:use-window-font-color="true" officeooo:rsid="0034ef5e" fo:background-color="transparent" loext:char-shading-value="0"/>
    </style:style>
    <style:style style:name="T15" style:family="text">
      <style:text-properties style:use-window-font-color="true" officeooo:rsid="0035fdb4" fo:background-color="transparent" loext:char-shading-value="0"/>
    </style:style>
    <style:style style:name="T16" style:family="text">
      <style:text-properties style:use-window-font-color="true" officeooo:rsid="00336d0d" fo:background-color="transparent" loext:char-shading-value="0"/>
    </style:style>
    <style:style style:name="T17" style:family="text">
      <style:text-properties style:use-window-font-color="true" officeooo:rsid="0012a5bb" fo:background-color="transparent" loext:char-shading-value="0"/>
    </style:style>
    <style:style style:name="T18" style:family="text">
      <style:text-properties style:use-window-font-color="true" officeooo:rsid="00219b0e" fo:background-color="transparent" loext:char-shading-value="0"/>
    </style:style>
    <style:style style:name="T19" style:family="text">
      <style:text-properties style:use-window-font-color="true" officeooo:rsid="0049a5ca" fo:background-color="transparent" loext:char-shading-value="0"/>
    </style:style>
    <style:style style:name="T20" style:family="text">
      <style:text-properties style:use-window-font-color="true" officeooo:rsid="0012a5bb" fo:background-color="#ff3838" loext:char-shading-value="0"/>
    </style:style>
    <style:style style:name="T21" style:family="text">
      <style:text-properties fo:background-color="#ff860d" loext:char-shading-value="0"/>
    </style:style>
    <style:style style:name="T22" style:family="text">
      <style:text-properties officeooo:rsid="0032d6cf"/>
    </style:style>
    <style:style style:name="T23" style:family="text">
      <style:text-properties officeooo:rsid="004a8f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2" table:style-name="Tableau12">
        <table:table-column table:style-name="Tableau12.A" table:number-columns-repeated="96"/>
        <table:table-row table:style-name="Tableau12.1">
          <table:table-cell table:style-name="Tableau12.A1" office:value-type="string">
            <text:p text:style-name="P25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0</text:p>
          </table:table-cell>
          <table:table-cell table:style-name="Tableau12.b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1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c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0</text:p>
          </table:table-cell>
          <table:table-cell table:style-name="Tableau12.z1" office:value-type="string">
            <text:p text:style-name="P23">1</text:p>
          </table:table-cell>
          <table:table-cell table:style-name="Tableau12.z1" office:value-type="string">
            <text:p text:style-name="P23">1</text:p>
          </table:table-cell>
          <table:table-cell table:style-name="Tableau12.AO1" office:value-type="string">
            <text:p text:style-name="P23">1</text:p>
          </table:table-cell>
          <table:table-cell table:style-name="Tableau12.AP1" office:value-type="string">
            <text:p text:style-name="P23">0</text:p>
          </table:table-cell>
          <table:table-cell table:style-name="Tableau12.AP1" office:value-type="string">
            <text:p text:style-name="P23">0</text:p>
          </table:table-cell>
          <table:table-cell table:style-name="Tableau12.AP1" office:value-type="string">
            <text:p text:style-name="P23">1</text:p>
          </table:table-cell>
          <table:table-cell table:style-name="Tableau12.AP1" office:value-type="string">
            <text:p text:style-name="P23">1</text:p>
          </table:table-cell>
          <table:table-cell table:style-name="Tableau12.AP1" office:value-type="string">
            <text:p text:style-name="P23">0</text:p>
          </table:table-cell>
          <table:table-cell table:style-name="Tableau12.AP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3">0</text:p>
          </table:table-cell>
          <table:table-cell table:style-name="Tableau12.AV1" office:value-type="string">
            <text:p text:style-name="P24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1</text:p>
          </table:table-cell>
          <table:table-cell table:style-name="Tableau12.AV1" office:value-type="string">
            <text:p text:style-name="P23">0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1</text:p>
          </table:table-cell>
          <table:table-cell table:style-name="Tableau12.Ag1" office:value-type="string">
            <text:p text:style-name="P23">0</text:p>
          </table:table-cell>
          <table:table-cell table:style-name="Tableau12.Ag1" office:value-type="string">
            <text:p text:style-name="P23">0</text:p>
          </table:table-cell>
          <table:table-cell table:style-name="Tableau12.Ar1" office:value-type="string">
            <text:p text:style-name="P23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6">5C</text:p>
          </table:table-cell>
          <table:table-cell table:style-name="Tableau13.A1" office:value-type="string">
            <text:p text:style-name="P26">86</text:p>
          </table:table-cell>
          <table:table-cell table:style-name="Tableau13.A1" office:value-type="string">
            <text:p text:style-name="P26">02</text:p>
          </table:table-cell>
          <table:table-cell table:style-name="Tableau13.A1" office:value-type="string">
            <text:p text:style-name="P26">15</text:p>
          </table:table-cell>
          <table:table-cell table:style-name="Tableau13.A1" office:value-type="string">
            <text:p text:style-name="P26">44</text:p>
          </table:table-cell>
          <table:table-cell table:style-name="Tableau13.A1" office:value-type="string">
            <text:p text:style-name="P26">C6</text:p>
          </table:table-cell>
          <table:table-cell table:style-name="Tableau13.A1" office:value-type="string">
            <text:p text:style-name="P26">10</text:p>
          </table:table-cell>
          <table:table-cell table:style-name="Tableau13.A1" office:value-type="string">
            <text:p text:style-name="P26">A6</text:p>
          </table:table-cell>
          <table:table-cell table:style-name="Tableau13.A1" office:value-type="string">
            <text:p text:style-name="P26">E6</text:p>
          </table:table-cell>
          <table:table-cell table:style-name="Tableau13.A1" office:value-type="string">
            <text:p text:style-name="P26">0<text:span text:style-name="T23">3</text:span></text:p>
          </table:table-cell>
          <table:table-cell table:style-name="Tableau13.A1" office:value-type="string">
            <text:p text:style-name="P26">E3</text:p>
          </table:table-cell>
          <table:table-cell table:style-name="Tableau13.L1" office:value-type="string">
            <text:p text:style-name="P26">58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2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</text:span><text:span text:style-name="T11">48508944</text:span><text:span text:style-name="T5"> </text:span><text:span text:style-name="T6">(</text:span><text:span text:style-name="T3">÷ </text:span><text:span text:style-name="T7">1 000 000 </text:span><text:span text:style-name="T6">=4</text:span><text:span text:style-name="T11">8</text:span><text:span text:style-name="T6">.</text:span><text:span text:style-name="T11">508944</text:span><text:span text:style-name="T6">) </text:span></text:p>
      <text:p text:style-name="P21"><text:tab/><text:tab/><text:tab/><text:tab/><text:tab/><text:tab/><text:tab/><text:tab/><text:tab/><text:tab/><text:tab/><text:span text:style-name="T16">Bit de signe = </text:span><text:span text:style-name="T19">1</text:span><text:span text:style-name="T16"> (</text:span><text:span text:style-name="T19">négative</text:span><text:span text:style-name="T16">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-</text:span><text:span text:style-name="T11">2762288</text:span><text:span text:style-name="T8"> </text:span><text:span text:style-name="T6">(</text:span><text:span text:style-name="T2">÷ </text:span><text:span text:style-name="T7">1 000 000 </text:span><text:span text:style-name="T6">= -</text:span><text:span text:style-name="T11">2.762288</text:span><text:span text:style-name="T6">)</text:span></text:p>
      <text:p text:style-name="P17"><text:span text:style-name="T2"><text:tab/><text:tab/><text:tab/><text:tab/><text:tab/><text:tab/><text:tab/><text:tab/><text:tab/><text:tab/><text:tab/></text:span><text:span text:style-name="T9">Altitude = 1</text:span><text:span text:style-name="T11">7051</text:span><text:span text:style-name="T9"> mètres</text:span></text:p>
      <text:p text:style-name="P18"><text:span text:style-name="T21">Bit de signe pour température</text:span><text:span text:style-name="T1"> = 1 bit<text:tab/><text:tab/><text:tab/><text:tab/><text:tab/><text:tab/><text:tab/></text:span><text:span text:style-name="T10">Bit de signe = </text:span><text:span text:style-name="T11">1 </text:span><text:span text:style-name="T10">(</text:span><text:span text:style-name="T11">négatif</text:span><text:span text:style-name="T10">)</text:span></text:p>
      <text:p text:style-name="P14"><text:tab/><text:tab/><text:tab/><text:tab/><text:tab/><text:tab/><text:tab/><text:tab/><text:tab/><text:tab/><text:tab/><text:span text:style-name="T22">Température = -1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</text:span><text:span text:style-name="T11">62</text:span><text:span text:style-name="T4"> hPa</text:span></text:p>
      <text:p text:style-name="P5"><text:span text:style-name="T1"><text:tab/><text:tab/><text:tab/><text:tab/><text:tab/><text:tab/><text:tab/><text:tab/><text:tab/><text:tab/><text:tab/></text:span><text:span text:style-name="T4">Radiation = </text:span><text:span text:style-name="T11">856</text:span><text:span text:style-name="T4"> cpm</text:span></text:p>
      <text:p text:style-name="P21"><text:span text:style-name="T20">Pression</text:span><text:span text:style-name="T17"> </text:span><text:span text:style-name="T18">= 11 bits</text:span><text:span text:style-name="T14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2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5">C</text:span><text:span text:style-name="T13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4-02T15:34:23.860276594</dc:date>
    <meta:editing-duration>PT18H7M34S</meta:editing-duration>
    <meta:editing-cycles>26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92" meta:non-whitespace-character-count="581"/>
  </office:meta>
</office:document-meta>
</file>